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Menlo, Consolas, 'Courier New', monospace"/>
    <style:font-face style:name="Open Sans" svg:font-family="'Open Sans', arial, verdana"/>
    <style:font-face style:name="SFMono-Regular" svg:font-family="SFMono-Regular, Consolas, 'Liberation Mono', Menlo, monospace"/>
    <style:font-face style:name="Source Code Pro" svg:font-family="'Source Code Pro', monospace"/>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623" officeooo:paragraph-rsid="000e8623"/>
    </style:style>
    <style:style style:name="P2" style:family="paragraph" style:parent-style-name="Standard">
      <style:text-properties officeooo:rsid="000e8623" officeooo:paragraph-rsid="001052b6"/>
    </style:style>
    <style:style style:name="P3" style:family="paragraph" style:parent-style-name="Standard">
      <style:text-properties officeooo:paragraph-rsid="001052b6"/>
    </style:style>
    <style:style style:name="P4" style:family="paragraph" style:parent-style-name="Standard">
      <style:text-properties officeooo:paragraph-rsid="0010c676"/>
    </style:style>
    <style:style style:name="P5" style:family="paragraph" style:parent-style-name="Standard">
      <style:text-properties officeooo:rsid="00118062" officeooo:paragraph-rsid="00118062"/>
    </style:style>
    <style:style style:name="P6" style:family="paragraph" style:parent-style-name="Standard">
      <style:text-properties officeooo:paragraph-rsid="00152c9e"/>
    </style:style>
    <style:style style:name="P7" style:family="paragraph" style:parent-style-name="Standard">
      <style:text-properties officeooo:paragraph-rsid="0019f7f1"/>
    </style:style>
    <style:style style:name="P8" style:family="paragraph" style:parent-style-name="Standard">
      <style:text-properties officeooo:rsid="0019f7f1" officeooo:paragraph-rsid="0019f7f1"/>
    </style:style>
    <style:style style:name="P9" style:family="paragraph" style:parent-style-name="Standard">
      <style:text-properties officeooo:rsid="0019f7f1" officeooo:paragraph-rsid="00585065"/>
    </style:style>
    <style:style style:name="P10" style:family="paragraph" style:parent-style-name="Standard">
      <style:text-properties officeooo:rsid="001c15e2" officeooo:paragraph-rsid="001c15e2"/>
    </style:style>
    <style:style style:name="P11" style:family="paragraph" style:parent-style-name="Standard">
      <style:text-properties officeooo:rsid="001c15e2" officeooo:paragraph-rsid="00594272"/>
    </style:style>
    <style:style style:name="P12" style:family="paragraph" style:parent-style-name="Standard">
      <style:text-properties officeooo:rsid="001df1ab" officeooo:paragraph-rsid="001df1ab"/>
    </style:style>
    <style:style style:name="P13" style:family="paragraph" style:parent-style-name="Standard">
      <style:text-properties officeooo:rsid="0020a1a4" officeooo:paragraph-rsid="0020a1a4"/>
    </style:style>
    <style:style style:name="P14" style:family="paragraph" style:parent-style-name="Standard">
      <style:text-properties officeooo:rsid="0020a1a4" officeooo:paragraph-rsid="00230cdc"/>
    </style:style>
    <style:style style:name="P15" style:family="paragraph" style:parent-style-name="Standard">
      <style:text-properties officeooo:rsid="0020a1a4" officeooo:paragraph-rsid="0039a7a7"/>
    </style:style>
    <style:style style:name="P16" style:family="paragraph" style:parent-style-name="Standard">
      <style:text-properties officeooo:paragraph-rsid="00230cdc"/>
    </style:style>
    <style:style style:name="P17" style:family="paragraph" style:parent-style-name="Standard">
      <style:text-properties officeooo:rsid="00267c56" officeooo:paragraph-rsid="00267c56"/>
    </style:style>
    <style:style style:name="P18" style:family="paragraph" style:parent-style-name="Standard">
      <style:text-properties officeooo:rsid="002a014c" officeooo:paragraph-rsid="002a014c"/>
    </style:style>
    <style:style style:name="P19" style:family="paragraph" style:parent-style-name="Standard">
      <style:text-properties officeooo:paragraph-rsid="002a014c"/>
    </style:style>
    <style:style style:name="P20" style:family="paragraph" style:parent-style-name="Standard">
      <style:text-properties officeooo:rsid="002a6102" officeooo:paragraph-rsid="002a6102"/>
    </style:style>
    <style:style style:name="P21" style:family="paragraph" style:parent-style-name="Standard">
      <style:text-properties officeooo:rsid="002a6102" officeooo:paragraph-rsid="002bfc2c"/>
    </style:style>
    <style:style style:name="P22" style:family="paragraph" style:parent-style-name="Standard">
      <style:text-properties officeooo:rsid="002c96bf" officeooo:paragraph-rsid="002c96bf"/>
    </style:style>
    <style:style style:name="P23" style:family="paragraph" style:parent-style-name="Standard">
      <style:text-properties officeooo:paragraph-rsid="0031ab13"/>
    </style:style>
    <style:style style:name="P24" style:family="paragraph" style:parent-style-name="Standard">
      <style:text-properties officeooo:paragraph-rsid="0039a7a7"/>
    </style:style>
    <style:style style:name="P25" style:family="paragraph" style:parent-style-name="Standard">
      <style:text-properties officeooo:rsid="003d8a2f" officeooo:paragraph-rsid="003d8a2f"/>
    </style:style>
    <style:style style:name="P26" style:family="paragraph" style:parent-style-name="Standard">
      <style:text-properties officeooo:rsid="003df018" officeooo:paragraph-rsid="003df018"/>
    </style:style>
    <style:style style:name="P27" style:family="paragraph" style:parent-style-name="Standard">
      <style:text-properties officeooo:rsid="00469518" officeooo:paragraph-rsid="00469518"/>
    </style:style>
    <style:style style:name="P28" style:family="paragraph" style:parent-style-name="Standard">
      <style:text-properties officeooo:rsid="0046b080" officeooo:paragraph-rsid="0046b080"/>
    </style:style>
    <style:style style:name="P29" style:family="paragraph" style:parent-style-name="Standard">
      <style:text-properties officeooo:rsid="00487166" officeooo:paragraph-rsid="00487166"/>
    </style:style>
    <style:style style:name="P30" style:family="paragraph" style:parent-style-name="Standard">
      <style:text-properties officeooo:rsid="00487166" officeooo:paragraph-rsid="004fae59"/>
    </style:style>
    <style:style style:name="P31" style:family="paragraph" style:parent-style-name="Standard">
      <style:text-properties officeooo:rsid="004ae77e" officeooo:paragraph-rsid="004ae77e"/>
    </style:style>
    <style:style style:name="P32" style:family="paragraph" style:parent-style-name="Standard">
      <style:text-properties officeooo:rsid="004ae77e" officeooo:paragraph-rsid="004e4502"/>
    </style:style>
    <style:style style:name="P33" style:family="paragraph" style:parent-style-name="Standard">
      <style:text-properties officeooo:rsid="004dd8d0" officeooo:paragraph-rsid="004dd8d0"/>
    </style:style>
    <style:style style:name="P34" style:family="paragraph" style:parent-style-name="Standard">
      <style:text-properties officeooo:rsid="001052b6" officeooo:paragraph-rsid="0010c676"/>
    </style:style>
    <style:style style:name="P35" style:family="paragraph" style:parent-style-name="Standard">
      <style:text-properties fo:font-style="normal" officeooo:rsid="00118062" officeooo:paragraph-rsid="00118062" style:font-style-asian="normal" style:font-style-complex="normal"/>
    </style:style>
    <style:style style:name="P36" style:family="paragraph" style:parent-style-name="Standard">
      <style:text-properties officeooo:rsid="00123dba" officeooo:paragraph-rsid="00118062"/>
    </style:style>
    <style:style style:name="P37" style:family="paragraph" style:parent-style-name="Standard">
      <style:text-properties officeooo:rsid="00150d09" officeooo:paragraph-rsid="0019f7f1"/>
    </style:style>
    <style:style style:name="P38" style:family="paragraph" style:parent-style-name="Standard">
      <style:text-properties officeooo:rsid="002bfc2c" officeooo:paragraph-rsid="002bfc2c"/>
    </style:style>
    <style:style style:name="P39" style:family="paragraph" style:parent-style-name="Standard">
      <style:text-properties fo:font-variant="normal" fo:text-transform="none" fo:color="#374c51" style:font-name="Source Code Pro" fo:font-size="12pt" fo:letter-spacing="normal" fo:font-style="normal" fo:font-weight="normal" officeooo:paragraph-rsid="0020a1a4"/>
    </style:style>
    <style:style style:name="P40" style:family="paragraph" style:parent-style-name="Standard">
      <style:text-properties fo:font-variant="normal" fo:text-transform="none" fo:color="#374c51" style:font-name="Source Code Pro" fo:font-size="12pt" fo:letter-spacing="normal" fo:font-style="normal" fo:font-weight="normal" officeooo:rsid="00191a67" officeooo:paragraph-rsid="0019f7f1" style:font-weight-asian="normal" style:font-weight-complex="normal"/>
    </style:style>
    <style:style style:name="P41" style:family="paragraph" style:parent-style-name="Standard">
      <style:text-properties fo:font-variant="normal" fo:text-transform="none" fo:color="#24292e" style:font-name="Liberation Serif" fo:font-size="11pt" fo:letter-spacing="normal" fo:font-style="normal" fo:font-weight="normal" officeooo:rsid="003df018" officeooo:paragraph-rsid="003df018" style:font-size-asian="11pt" style:font-size-complex="11pt"/>
    </style:style>
    <style:style style:name="P42" style:family="paragraph" style:parent-style-name="Standard">
      <style:text-properties fo:font-variant="normal" fo:text-transform="none" fo:color="#111111" fo:letter-spacing="normal" officeooo:paragraph-rsid="00152c9e"/>
    </style:style>
    <style:style style:name="P43" style:family="paragraph" style:parent-style-name="Standard">
      <style:text-properties fo:font-variant="normal" fo:text-transform="none" fo:color="#111111" style:font-name="Open Sans" fo:font-size="12pt" fo:letter-spacing="normal" fo:font-style="normal" fo:font-weight="normal" officeooo:paragraph-rsid="00152c9e"/>
    </style:style>
    <style:style style:name="P44" style:family="paragraph" style:parent-style-name="Standard">
      <style:text-properties fo:font-variant="normal" fo:text-transform="none" fo:color="#111111" style:font-name="Open Sans" fo:font-size="12pt" fo:letter-spacing="normal" fo:font-style="normal" fo:font-weight="normal" officeooo:paragraph-rsid="01496ea5"/>
    </style:style>
    <style:style style:name="P45" style:family="paragraph" style:parent-style-name="Standard">
      <style:text-properties fo:font-variant="normal" fo:text-transform="none" fo:color="#242729" style:font-name="Arial" fo:font-size="11.25pt" fo:letter-spacing="normal" fo:font-style="normal" fo:font-weight="normal" officeooo:paragraph-rsid="00152c9e"/>
    </style:style>
    <style:style style:name="P46" style:family="paragraph" style:parent-style-name="Standard">
      <style:text-properties officeooo:paragraph-rsid="004e4502"/>
    </style:style>
    <style:style style:name="P47" style:family="paragraph" style:parent-style-name="Standard">
      <style:text-properties officeooo:rsid="004fa241" officeooo:paragraph-rsid="004fa241"/>
    </style:style>
    <style:style style:name="P48" style:family="paragraph" style:parent-style-name="Standard">
      <style:text-properties officeooo:rsid="004fae59" officeooo:paragraph-rsid="004fae59"/>
    </style:style>
    <style:style style:name="P49" style:family="paragraph" style:parent-style-name="Standard">
      <style:text-properties officeooo:paragraph-rsid="004fae59"/>
    </style:style>
    <style:style style:name="P50" style:family="paragraph" style:parent-style-name="Standard">
      <style:text-properties officeooo:rsid="005da12c" officeooo:paragraph-rsid="005da12c"/>
    </style:style>
    <style:style style:name="P51" style:family="paragraph" style:parent-style-name="Standard">
      <style:text-properties officeooo:rsid="005f5a8a" officeooo:paragraph-rsid="005f5a8a"/>
    </style:style>
    <style:style style:name="P52" style:family="paragraph" style:parent-style-name="Standard">
      <style:text-properties officeooo:rsid="0062a6d3" officeooo:paragraph-rsid="0062a6d3"/>
    </style:style>
    <style:style style:name="P53" style:family="paragraph" style:parent-style-name="Standard">
      <style:text-properties officeooo:rsid="00601734" officeooo:paragraph-rsid="00601734"/>
    </style:style>
    <style:style style:name="P54" style:family="paragraph" style:parent-style-name="Standard">
      <style:text-properties officeooo:rsid="006eec67" officeooo:paragraph-rsid="006eec67"/>
    </style:style>
    <style:style style:name="P55" style:family="paragraph" style:parent-style-name="Standard">
      <style:text-properties officeooo:rsid="007851d0" officeooo:paragraph-rsid="007851d0"/>
    </style:style>
    <style:style style:name="P56" style:family="paragraph" style:parent-style-name="Standard">
      <style:text-properties fo:font-size="14pt" officeooo:rsid="01277842" officeooo:paragraph-rsid="01277842" style:font-size-asian="14pt" style:font-size-complex="14pt"/>
    </style:style>
    <style:style style:name="P57" style:family="paragraph" style:parent-style-name="Standard">
      <style:text-properties fo:font-size="14pt" officeooo:rsid="01277842" officeooo:paragraph-rsid="0129fa63" style:font-size-asian="14pt" style:font-size-complex="14pt"/>
    </style:style>
    <style:style style:name="P58" style:family="paragraph" style:parent-style-name="Standard">
      <style:text-properties fo:font-size="14pt" officeooo:rsid="012e10b0" officeooo:paragraph-rsid="012e10b0" style:font-size-asian="14pt" style:font-size-complex="14pt"/>
    </style:style>
    <style:style style:name="P59" style:family="paragraph" style:parent-style-name="Standard">
      <style:text-properties fo:font-size="14pt" officeooo:rsid="012fe844" officeooo:paragraph-rsid="012fe844" style:font-size-asian="14pt" style:font-size-complex="14pt"/>
    </style:style>
    <style:style style:name="P60" style:family="paragraph" style:parent-style-name="Standard">
      <style:text-properties fo:font-size="14pt" officeooo:rsid="012e10b0" officeooo:paragraph-rsid="012e10b0" fo:background-color="#ffff00" style:font-size-asian="14pt" style:font-size-complex="14pt"/>
    </style:style>
    <style:style style:name="P61" style:family="paragraph" style:parent-style-name="Standard">
      <style:text-properties officeooo:rsid="0129fa63" officeooo:paragraph-rsid="0129fa63"/>
    </style:style>
    <style:style style:name="P62" style:family="paragraph" style:parent-style-name="Standard">
      <style:text-properties officeooo:rsid="0129fa63" officeooo:paragraph-rsid="01368ee3"/>
    </style:style>
    <style:style style:name="P63" style:family="paragraph" style:parent-style-name="Standard">
      <style:text-properties style:text-line-through-style="solid" style:text-line-through-type="single" fo:font-size="12pt" officeooo:rsid="012fe844" officeooo:paragraph-rsid="00152c9e" style:font-size-asian="12pt" style:font-size-complex="12pt"/>
    </style:style>
    <style:style style:name="P64" style:family="paragraph" style:parent-style-name="Standard">
      <style:text-properties style:text-line-through-style="none" style:text-line-through-type="none" fo:font-size="14pt" officeooo:rsid="012fe844" officeooo:paragraph-rsid="00152c9e" style:font-size-asian="14pt" style:font-size-complex="14pt"/>
    </style:style>
    <style:style style:name="P65" style:family="paragraph" style:parent-style-name="Standard">
      <style:text-properties style:text-line-through-style="none" style:text-line-through-type="none" fo:font-size="12pt" officeooo:rsid="012fe844" officeooo:paragraph-rsid="00152c9e" style:font-size-asian="12pt" style:font-size-complex="12pt"/>
    </style:style>
    <style:style style:name="P66" style:family="paragraph" style:parent-style-name="Standard">
      <style:text-properties officeooo:rsid="0129fa63" officeooo:paragraph-rsid="0129fa63" fo:background-color="#fff200"/>
    </style:style>
    <style:style style:name="P67" style:family="paragraph" style:parent-style-name="Standard">
      <style:text-properties officeooo:rsid="0129fa63" officeooo:paragraph-rsid="0129fa63" fo:background-color="#ff8000"/>
    </style:style>
    <style:style style:name="P68" style:family="paragraph" style:parent-style-name="Standard">
      <style:text-properties officeooo:rsid="01368ee3" officeooo:paragraph-rsid="01368ee3"/>
    </style:style>
    <style:style style:name="P69" style:family="paragraph" style:parent-style-name="Standard">
      <style:text-properties officeooo:rsid="013ba223" officeooo:paragraph-rsid="013ba223"/>
    </style:style>
    <style:style style:name="P70" style:family="paragraph" style:parent-style-name="Standard">
      <style:text-properties officeooo:rsid="013d2b90" officeooo:paragraph-rsid="013d2b90"/>
    </style:style>
    <style:style style:name="P71" style:family="paragraph" style:parent-style-name="Standard">
      <style:text-properties officeooo:paragraph-rsid="01420f18"/>
    </style:style>
    <style:style style:name="P72" style:family="paragraph" style:parent-style-name="Standard">
      <style:text-properties officeooo:paragraph-rsid="01496ea5"/>
    </style:style>
    <style:style style:name="P73" style:family="paragraph" style:parent-style-name="Standard">
      <style:text-properties fo:font-size="12pt" officeooo:rsid="01277842" officeooo:paragraph-rsid="0129fa63" style:font-size-asian="12pt" style:font-size-complex="12pt"/>
    </style:style>
    <style:style style:name="P74" style:family="paragraph" style:parent-style-name="Standard">
      <style:text-properties fo:font-size="12pt" officeooo:rsid="012e10b0" officeooo:paragraph-rsid="012e10b0" style:font-size-asian="12pt" style:font-size-complex="12pt"/>
    </style:style>
    <style:style style:name="P75" style:family="paragraph" style:parent-style-name="Standard">
      <style:text-properties fo:font-size="12pt" officeooo:rsid="01277842" officeooo:paragraph-rsid="0129fa63" fo:background-color="#ffff00" style:font-size-asian="12pt" style:font-size-complex="12pt"/>
    </style:style>
    <style:style style:name="P76" style:family="paragraph" style:parent-style-name="Standard">
      <style:text-properties fo:font-size="12pt" officeooo:rsid="01277842" officeooo:paragraph-rsid="0129fa63" fo:background-color="#ff8000" style:font-size-asian="12pt" style:font-size-complex="12pt"/>
    </style:style>
    <style:style style:name="P77" style:family="paragraph" style:parent-style-name="Standard">
      <style:text-properties officeooo:rsid="014cbf3b" officeooo:paragraph-rsid="014cbf3b"/>
    </style:style>
    <style:style style:name="P78" style:family="paragraph" style:parent-style-name="Standard">
      <style:paragraph-properties fo:text-align="justify" style:justify-single-word="false"/>
      <style:text-properties officeooo:paragraph-rsid="0151ac2c"/>
    </style:style>
    <style:style style:name="P79" style:family="paragraph" style:parent-style-name="Standard">
      <style:paragraph-properties fo:text-align="justify" style:justify-single-word="false"/>
      <style:text-properties officeooo:paragraph-rsid="00152c9e"/>
    </style:style>
    <style:style style:name="P80" style:family="paragraph" style:parent-style-name="Standard">
      <style:text-properties fo:font-size="10pt" officeooo:paragraph-rsid="00168043" style:font-size-asian="10pt" style:font-size-complex="10pt"/>
    </style:style>
    <style:style style:name="P81" style:family="paragraph" style:parent-style-name="Standard">
      <style:text-properties officeooo:paragraph-rsid="0046b080"/>
    </style:style>
    <style:style style:name="P82" style:family="paragraph" style:parent-style-name="Standard">
      <style:text-properties officeooo:rsid="0175bdca" officeooo:paragraph-rsid="0175bdca"/>
    </style:style>
    <style:style style:name="P83" style:family="paragraph" style:parent-style-name="Standard">
      <style:text-properties officeooo:paragraph-rsid="0175bdca"/>
    </style:style>
    <style:style style:name="P84" style:family="paragraph" style:parent-style-name="Standard">
      <style:text-properties officeooo:paragraph-rsid="0176d7e7"/>
    </style:style>
    <style:style style:name="P85" style:family="paragraph" style:parent-style-name="Standard">
      <style:text-properties officeooo:paragraph-rsid="01779a03"/>
    </style:style>
    <style:style style:name="P8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8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style>
    <style:style style:name="P8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4fa241" officeooo:paragraph-rsid="004fa241"/>
    </style:style>
    <style:style style:name="P89" style:family="paragraph" style:parent-style-name="Preformatted_20_Text">
      <style:text-properties officeooo:paragraph-rsid="004fae59"/>
    </style:style>
    <style:style style:name="P90" style:family="paragraph" style:parent-style-name="Preformatted_20_Text">
      <style:text-properties officeooo:rsid="003df018" officeooo:paragraph-rsid="003df018"/>
    </style:style>
    <style:style style:name="P91" style:family="paragraph" style:parent-style-name="Preformatted_20_Text">
      <style:text-properties fo:font-variant="normal" fo:text-transform="none" fo:color="#374c51" style:font-name="Source Code Pro" fo:font-size="12pt" fo:letter-spacing="normal" fo:font-style="normal" fo:font-weight="normal" officeooo:rsid="000e8623" officeooo:paragraph-rsid="00168043"/>
    </style:style>
    <style:style style:name="P92" style:family="paragraph" style:parent-style-name="Preformatted_20_Text">
      <style:text-properties fo:font-variant="normal" fo:text-transform="none" fo:color="#374c51" style:font-name="Source Code Pro" fo:font-size="12pt" fo:letter-spacing="normal" fo:font-style="normal" fo:font-weight="normal" officeooo:rsid="000e8623" officeooo:paragraph-rsid="00776065"/>
    </style:style>
    <style:style style:name="P93" style:family="paragraph" style:parent-style-name="Preformatted_20_Text">
      <style:text-properties fo:font-variant="normal" fo:text-transform="none" fo:color="#374c51" style:font-name="Source Code Pro" fo:font-size="10pt" fo:letter-spacing="normal" fo:font-style="normal" fo:font-weight="normal" officeooo:rsid="000e8623" officeooo:paragraph-rsid="00168043" style:font-size-asian="10pt" style:font-size-complex="10pt"/>
    </style:style>
    <style:style style:name="P94" style:family="paragraph" style:parent-style-name="Preformatted_20_Text">
      <style:text-properties officeooo:paragraph-rsid="00152c9e"/>
    </style:style>
    <style:style style:name="P95" style:family="paragraph" style:parent-style-name="Text_20_body">
      <style:text-properties fo:font-variant="normal" fo:text-transform="none" fo:color="#374c51" style:font-name="Source Code Pro" fo:font-size="12pt" fo:letter-spacing="normal" fo:font-style="normal" fo:font-weight="normal" officeooo:rsid="000e8623" officeooo:paragraph-rsid="00168043"/>
    </style:style>
    <style:style style:name="P96" style:family="paragraph" style:parent-style-name="Standard">
      <style:text-properties officeooo:paragraph-rsid="00152c9e"/>
    </style:style>
    <style:style style:name="P97" style:family="paragraph" style:parent-style-name="Standard">
      <style:text-properties fo:font-variant="normal" fo:text-transform="none" fo:color="#242729" style:font-name="Arial" fo:font-size="11.25pt" fo:letter-spacing="normal" fo:font-style="normal" fo:font-weight="normal" officeooo:paragraph-rsid="017b128f"/>
    </style:style>
    <style:style style:name="P98" style:family="paragraph" style:parent-style-name="Standard">
      <style:text-properties fo:font-variant="normal" fo:text-transform="none" fo:color="#ce181e" style:font-name="Arial" fo:font-size="11.25pt" fo:letter-spacing="normal" fo:font-style="normal" fo:font-weight="bold" officeooo:paragraph-rsid="017b128f" style:font-weight-asian="bold" style:font-weight-complex="bold"/>
    </style:style>
    <style:style style:name="P99" style:family="paragraph" style:parent-style-name="Standard">
      <style:text-properties fo:color="#ce181e" fo:font-size="14pt" fo:font-weight="bold" officeooo:rsid="017b128f" officeooo:paragraph-rsid="017b128f" style:font-size-asian="14pt" style:font-weight-asian="bold" style:font-size-complex="14pt" style:font-weight-complex="bold"/>
    </style:style>
    <style:style style:name="P100" style:family="paragraph" style:parent-style-name="Text_20_body" style:list-style-name="L1"/>
    <style:style style:name="P101" style:family="paragraph" style:parent-style-name="Text_20_body" style:list-style-name="L2"/>
    <style:style style:name="P102" style:family="paragraph" style:parent-style-name="Text_20_body" style:list-style-name="L2">
      <style:text-properties officeooo:paragraph-rsid="017b7f7a"/>
    </style:style>
    <style:style style:name="P103" style:family="paragraph" style:parent-style-name="Text_20_body">
      <style:text-properties officeooo:paragraph-rsid="00152c9e"/>
    </style:style>
    <style:style style:name="P104" style:family="paragraph">
      <loext:graphic-properties draw:fill="solid" draw:fill-color="#729fcf"/>
      <style:paragraph-properties fo:text-align="center"/>
    </style:style>
    <style:style style:name="P105" style:family="paragraph">
      <loext:graphic-properties draw:fill="none" draw:fill-color="#ffffff"/>
    </style:style>
    <style:style style:name="P106" style:family="paragraph">
      <style:paragraph-properties fo:text-align="center"/>
    </style:style>
    <style:style style:name="P107" style:family="paragraph">
      <loext:graphic-properties draw:fill="solid" draw:fill-color="#eeeeee"/>
      <style:paragraph-properties fo:text-align="center"/>
    </style:style>
    <style:style style:name="P108" style:family="paragraph">
      <loext:graphic-properties draw:fill="solid" draw:fill-color="#eeeeee"/>
      <style:paragraph-properties fo:text-align="center"/>
      <style:text-properties fo:font-size="12pt"/>
    </style:style>
    <style:style style:name="P109" style:family="paragraph">
      <loext:graphic-properties draw:fill="none" draw:fill-color="#ffffff"/>
      <style:text-properties fo:font-size="12pt"/>
    </style:style>
    <style:style style:name="P110" style:family="paragraph">
      <loext:graphic-properties draw:fill="solid" draw:fill-color="#b7b3ca"/>
      <style:paragraph-properties fo:text-align="center"/>
      <style:text-properties fo:font-size="12pt"/>
    </style:style>
    <style:style style:name="P111" style:family="paragraph">
      <loext:graphic-properties draw:fill="solid" draw:fill-color="#81d41a"/>
      <style:paragraph-properties fo:text-align="center"/>
      <style:text-properties fo:font-size="12pt"/>
    </style:style>
    <style:style style:name="T1" style:family="text">
      <style:text-properties fo:font-variant="normal" fo:text-transform="none" fo:color="#374c51" style:font-name="Source Code Pro" fo:font-size="12pt" fo:letter-spacing="normal" fo:font-style="normal" fo:font-weight="normal" officeooo:rsid="00363674" fo:background-color="transparent" loext:char-shading-value="0" loext:padding="0cm" loext:border="none"/>
    </style:style>
    <style:style style:name="T2" style:family="text">
      <style:text-properties fo:font-variant="normal" fo:text-transform="none" fo:color="#374c51" style:font-name="Source Code Pro" fo:font-size="12pt" fo:letter-spacing="normal" fo:font-style="normal" fo:font-weight="normal" officeooo:rsid="0020a1a4" fo:background-color="transparent" loext:char-shading-value="0" loext:padding="0cm" loext:border="none"/>
    </style:style>
    <style:style style:name="T3" style:family="text">
      <style:text-properties fo:font-variant="normal" fo:text-transform="none" fo:color="#374c51" style:font-name="Source Code Pro" fo:font-size="12pt" fo:letter-spacing="normal" fo:font-style="normal" fo:font-weight="normal" officeooo:rsid="003a6418" fo:background-color="transparent" loext:char-shading-value="0" loext:padding="0cm" loext:border="none"/>
    </style:style>
    <style:style style:name="T4" style:family="text">
      <style:text-properties fo:font-variant="normal" fo:text-transform="none" fo:color="#374c51" style:font-name="Source Code Pro" fo:font-size="10pt" fo:letter-spacing="normal" fo:font-style="normal" fo:font-weight="normal" officeooo:rsid="002a83dc" fo:background-color="transparent" loext:char-shading-value="0" style:font-size-asian="10pt" style:font-size-complex="10pt" loext:padding="0cm" loext:border="none"/>
    </style:style>
    <style:style style:name="T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6" style:family="text">
      <style:text-properties fo:font-variant="normal" fo:text-transform="none" fo:color="#242729" style:font-name="Arial" fo:font-size="11.25pt" fo:letter-spacing="normal" fo:font-style="normal" fo:font-weight="normal" fo:background-color="#eff0f1" loext:char-shading-value="0" loext:padding="0cm" loext:border="none"/>
    </style:style>
    <style:style style:name="T7" style:family="text">
      <style:text-properties fo:font-variant="normal" fo:text-transform="none" fo:color="#333333" style:font-name="Monaco" fo:font-size="9pt" fo:letter-spacing="normal" fo:font-style="normal" fo:font-weight="normal" fo:background-color="transparent" loext:char-shading-value="0" loext:padding="0cm" loext:border="none"/>
    </style:style>
    <style:style style:name="T8" style:family="text">
      <style:text-properties fo:font-variant="normal" fo:text-transform="none" fo:color="#111111" style:font-name="Open Sans" fo:font-size="12pt" fo:letter-spacing="normal" fo:font-style="normal" fo:font-weight="bold" loext:padding="0cm" loext:border="none"/>
    </style:style>
    <style:style style:name="T9" style:family="text">
      <style:text-properties fo:font-variant="normal" fo:text-transform="none" fo:color="#111111" style:font-name="Open Sans" fo:font-size="12pt" fo:letter-spacing="normal" fo:font-style="normal" fo:font-weight="bold" officeooo:rsid="01420f18" loext:padding="0cm" loext:border="none"/>
    </style:style>
    <style:style style:name="T10" style:family="text">
      <style:text-properties fo:font-variant="normal" fo:text-transform="none" fo:color="#111111" style:font-name="Open Sans" fo:font-size="12pt" fo:letter-spacing="normal" fo:font-style="normal" fo:font-weight="normal"/>
    </style:style>
    <style:style style:name="T11" style:family="text">
      <style:text-properties fo:font-variant="normal" fo:text-transform="none" fo:color="#111111" fo:letter-spacing="normal"/>
    </style:style>
    <style:style style:name="T12" style:family="text">
      <style:text-properties fo:font-variant="normal" fo:text-transform="none" fo:color="#24292e" style:font-name="SFMono-Regular" fo:font-size="9.75pt" fo:letter-spacing="normal" fo:font-style="normal" fo:font-weight="normal" loext:padding="0cm" loext:border="none"/>
    </style:style>
    <style:style style:name="T13" style:family="text">
      <style:text-properties fo:font-variant="normal" fo:text-transform="none" fo:color="#24292e" fo:letter-spacing="normal" loext:padding="0cm" loext:border="none"/>
    </style:style>
    <style:style style:name="T14"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5" style:family="text">
      <style:text-properties fo:font-style="normal" style:font-style-asian="normal" style:font-style-complex="normal"/>
    </style:style>
    <style:style style:name="T16" style:family="text">
      <style:text-properties fo:font-style="normal" officeooo:rsid="0071cd66" style:font-style-asian="normal" style:font-style-complex="normal"/>
    </style:style>
    <style:style style:name="T17" style:family="text">
      <style:text-properties officeooo:rsid="0020a1a4"/>
    </style:style>
    <style:style style:name="T18" style:family="text">
      <style:text-properties officeooo:rsid="0028f1da"/>
    </style:style>
    <style:style style:name="T19" style:family="text">
      <style:text-properties officeooo:rsid="002a014c"/>
    </style:style>
    <style:style style:name="T20" style:family="text">
      <style:text-properties officeooo:rsid="002a83dc"/>
    </style:style>
    <style:style style:name="T21" style:family="text">
      <style:text-properties officeooo:rsid="002bfc2c"/>
    </style:style>
    <style:style style:name="T22" style:family="text">
      <style:text-properties officeooo:rsid="002c96bf"/>
    </style:style>
    <style:style style:name="T23" style:family="text">
      <style:text-properties officeooo:rsid="002e16f5"/>
    </style:style>
    <style:style style:name="T24" style:family="text">
      <style:text-properties officeooo:rsid="00363674"/>
    </style:style>
    <style:style style:name="T25" style:family="text">
      <style:text-properties officeooo:rsid="0039a7a7"/>
    </style:style>
    <style:style style:name="T26" style:family="text">
      <style:text-properties officeooo:rsid="003df018"/>
    </style:style>
    <style:style style:name="T27" style:family="text">
      <style:text-properties officeooo:rsid="0046b080"/>
    </style:style>
    <style:style style:name="T28" style:family="text">
      <style:text-properties fo:background-color="#ffff00" loext:char-shading-value="0"/>
    </style:style>
    <style:style style:name="T29" style:family="text">
      <style:text-properties officeooo:rsid="004fae59" fo:background-color="#ffff00" loext:char-shading-value="0"/>
    </style:style>
    <style:style style:name="T30" style:family="text">
      <style:text-properties officeooo:rsid="00487166" fo:background-color="#ffff00" loext:char-shading-value="0"/>
    </style:style>
    <style:style style:name="T31" style:family="text">
      <style:text-properties officeooo:rsid="0053fe60" fo:background-color="#ffff00" loext:char-shading-value="0"/>
    </style:style>
    <style:style style:name="T32" style:family="text">
      <style:text-properties officeooo:rsid="012bb9cf" fo:background-color="#ffff00" loext:char-shading-value="0"/>
    </style:style>
    <style:style style:name="T33" style:family="text">
      <style:text-properties officeooo:rsid="012fe844" fo:background-color="#ffff00" loext:char-shading-value="0"/>
    </style:style>
    <style:style style:name="T34" style:family="text">
      <style:text-properties officeooo:rsid="00487166"/>
    </style:style>
    <style:style style:name="T35" style:family="text">
      <style:text-properties officeooo:rsid="0055f102"/>
    </style:style>
    <style:style style:name="T36" style:family="text">
      <style:text-properties fo:color="#2a00ff" style:font-name="Monospace" fo:font-size="10pt" fo:background-color="#e8f2fe" loext:char-shading-value="0" style:font-size-asian="10pt"/>
    </style:style>
    <style:style style:name="T37" style:family="text">
      <style:text-properties fo:color="#2a00ff" style:font-name="Monospace" fo:font-size="10pt" officeooo:rsid="0056c233" fo:background-color="#e8f2fe" loext:char-shading-value="0" style:font-size-asian="10pt"/>
    </style:style>
    <style:style style:name="T38" style:family="text">
      <style:text-properties fo:color="#2a00ff" style:font-name="Monospace" fo:font-size="10pt" officeooo:rsid="001c15e2" fo:background-color="#e8f2fe" loext:char-shading-value="0" style:font-size-asian="10pt"/>
    </style:style>
    <style:style style:name="T39" style:family="text">
      <style:text-properties fo:color="#2a00ff" style:font-name="Monospace" fo:font-size="10pt" officeooo:rsid="00594272" fo:background-color="#e8f2fe" loext:char-shading-value="0" style:font-size-asian="10pt"/>
    </style:style>
    <style:style style:name="T40" style:family="text">
      <style:text-properties fo:color="#2a00ff" style:font-name="Monospace" fo:font-size="10pt" officeooo:rsid="005b17e6" fo:background-color="#e8f2fe" loext:char-shading-value="0" style:font-size-asian="10pt"/>
    </style:style>
    <style:style style:name="T41" style:family="text">
      <style:text-properties officeooo:rsid="001c15e2"/>
    </style:style>
    <style:style style:name="T42" style:family="text">
      <style:text-properties officeooo:rsid="005f5a8a"/>
    </style:style>
    <style:style style:name="T43" style:family="text">
      <style:text-properties officeooo:rsid="0070be42"/>
    </style:style>
    <style:style style:name="T44" style:family="text">
      <style:text-properties officeooo:rsid="0072f192"/>
    </style:style>
    <style:style style:name="T45" style:family="text">
      <style:text-properties officeooo:rsid="00746e2f"/>
    </style:style>
    <style:style style:name="T46" style:family="text">
      <style:text-properties officeooo:rsid="00776065"/>
    </style:style>
    <style:style style:name="T47" style:family="text">
      <style:text-properties style:text-line-through-style="none" style:text-line-through-type="none"/>
    </style:style>
    <style:style style:name="T48" style:family="text">
      <style:text-properties style:text-line-through-style="none" style:text-line-through-type="none" officeooo:rsid="00776065"/>
    </style:style>
    <style:style style:name="T49" style:family="text">
      <style:text-properties style:text-line-through-style="none" style:text-line-through-type="none" officeooo:rsid="007d8ced"/>
    </style:style>
    <style:style style:name="T50" style:family="text">
      <style:text-properties style:text-line-through-style="none" style:text-line-through-type="none" fo:background-color="#ffff00" loext:char-shading-value="0"/>
    </style:style>
    <style:style style:name="T51" style:family="text">
      <style:text-properties fo:font-style="italic" style:font-style-asian="italic" style:font-style-complex="italic"/>
    </style:style>
    <style:style style:name="T52" style:family="text">
      <style:text-properties fo:font-size="12pt" style:font-size-asian="12pt" style:font-size-complex="12pt"/>
    </style:style>
    <style:style style:name="T53" style:family="text">
      <style:text-properties fo:font-size="12pt" officeooo:rsid="012bb9cf" style:font-size-asian="12pt" style:font-size-complex="12pt"/>
    </style:style>
    <style:style style:name="T54" style:family="text">
      <style:text-properties fo:font-size="12pt" officeooo:rsid="012fe844" style:font-size-asian="12pt" style:font-size-complex="12pt"/>
    </style:style>
    <style:style style:name="T55" style:family="text">
      <style:text-properties officeooo:rsid="012b4971"/>
    </style:style>
    <style:style style:name="T56" style:family="text">
      <style:text-properties officeooo:rsid="012bb9cf"/>
    </style:style>
    <style:style style:name="T57" style:family="text">
      <style:text-properties officeooo:rsid="012cb69c"/>
    </style:style>
    <style:style style:name="T58" style:family="text">
      <style:text-properties officeooo:rsid="012d48e0"/>
    </style:style>
    <style:style style:name="T59" style:family="text">
      <style:text-properties officeooo:rsid="012fe844"/>
    </style:style>
    <style:style style:name="T60" style:family="text">
      <style:text-properties officeooo:rsid="01316860"/>
    </style:style>
    <style:style style:name="T61" style:family="text">
      <style:text-properties fo:background-color="#fff200" loext:char-shading-value="0"/>
    </style:style>
    <style:style style:name="T62" style:family="text">
      <style:text-properties officeooo:rsid="012b4971" fo:background-color="#fff200" loext:char-shading-value="0"/>
    </style:style>
    <style:style style:name="T63" style:family="text">
      <style:text-properties fo:background-color="#ff8000" loext:char-shading-value="0"/>
    </style:style>
    <style:style style:name="T64" style:family="text">
      <style:text-properties officeooo:rsid="012d48e0" fo:background-color="#ff8000" loext:char-shading-value="0"/>
    </style:style>
    <style:style style:name="T65" style:family="text">
      <style:text-properties officeooo:rsid="01368ee3"/>
    </style:style>
    <style:style style:name="T66" style:family="text">
      <style:text-properties officeooo:rsid="013d2b90"/>
    </style:style>
    <style:style style:name="T67" style:family="text">
      <style:text-properties fo:color="#ff0000"/>
    </style:style>
    <style:style style:name="T68" style:family="text">
      <style:text-properties fo:color="#ff0000" fo:background-color="#ffff00" loext:char-shading-value="0"/>
    </style:style>
    <style:style style:name="T69" style:family="text">
      <style:text-properties fo:color="#ff0000" officeooo:rsid="013d2b90" fo:background-color="#ffff00" loext:char-shading-value="0"/>
    </style:style>
    <style:style style:name="T70" style:family="text">
      <style:text-properties style:font-name="Open Sans" fo:font-size="12pt" fo:font-style="normal" fo:font-weight="normal"/>
    </style:style>
    <style:style style:name="T71" style:family="text">
      <style:text-properties fo:color="#24292e" style:font-name="SFMono-Regular" fo:font-size="9.75pt" loext:padding="0cm" loext:border="none"/>
    </style:style>
    <style:style style:name="T72" style:family="text">
      <style:text-properties officeooo:rsid="0171f3ff"/>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fo:font-weight="bold" officeooo:rsid="01742a95" style:font-size-asian="13pt" style:font-weight-asian="bold" style:font-size-complex="13pt" style:font-weight-complex="bold"/>
    </style:style>
    <style:style style:name="T75" style:family="text">
      <style:text-properties fo:font-weight="bold" style:font-weight-asian="bold" style:font-weight-complex="bold"/>
    </style:style>
    <style:style style:name="T76" style:family="text">
      <style:text-properties fo:font-weight="bold" officeooo:rsid="0175bdca" style:font-weight-asian="bold" style:font-weight-complex="bold"/>
    </style:style>
    <style:style style:name="T77" style:family="text">
      <style:text-properties fo:font-weight="bold" officeooo:rsid="0176d7e7" style:font-weight-asian="bold" style:font-weight-complex="bold"/>
    </style:style>
    <style:style style:name="T78" style:family="text">
      <style:text-properties officeooo:rsid="017b128f"/>
    </style:style>
    <style:style style:name="T79" style:family="text">
      <style:text-properties fo:color="#ce181e"/>
    </style:style>
    <style:style style:name="T80" style:family="text">
      <style:text-properties fo:color="#ce181e" fo:font-weight="bold" style:font-weight-asian="bold" style:font-weight-complex="bold"/>
    </style:style>
    <style:style style:name="T81" style:family="text">
      <style:text-properties fo:color="#ce181e" fo:font-weight="bold" officeooo:rsid="017b128f" style:font-weight-asian="bold" style:font-weight-complex="bold"/>
    </style:style>
    <style:style style:name="T82" style:family="text">
      <style:text-properties fo:font-size="12p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solid" draw:fill-color="#729fcf" draw:textarea-horizontal-align="justify" draw:textarea-vertical-align="middle" draw:auto-grow-height="false" fo:min-height="1.993cm" fo:min-width="5.2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29fcf" draw:textarea-horizontal-align="justify" draw:textarea-vertical-align="middle" draw:auto-grow-height="false" fo:min-height="2.154cm" fo:min-width="5.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3465a4"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ff8000" draw:fill="none" draw:fill-color="#ffffff" fo:min-height="5.3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eeeee" draw:textarea-horizontal-align="justify" draw:textarea-vertical-align="middle" draw:auto-grow-height="false" fo:min-height="2.902cm" fo:min-width="4.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eeeeee" draw:textarea-horizontal-align="justify" draw:textarea-vertical-align="middle" draw:auto-grow-height="false" fo:min-height="1.995cm" fo:min-width="3.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eeeee" draw:textarea-horizontal-align="justify" draw:textarea-vertical-align="middle" draw:auto-grow-height="false" fo:min-height="2.702cm" fo:min-width="3.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3465a4"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fill="none" draw:fill-color="#ffffff" fo:min-height="1.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f819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a1467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a1467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solid" draw:fill-color="#b7b3ca" draw:textarea-horizontal-align="justify" draw:textarea-vertical-align="middle" draw:auto-grow-height="false" fo:min-height="2.702cm" fo:min-width="3.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solid" draw:fill-color="#81d41a" draw:textarea-horizontal-align="justify" draw:textarea-vertical-align="middle" draw:auto-grow-height="false" fo:min-height="2.702cm" fo:min-width="3.8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465a4"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8d1d75"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Username: Sit <text:s text:c="8"/>Password: Sitsit1234</text:p>
      <text:p text:style-name="P1"/>
      <text:p text:style-name="P1">1. <text:s/><text:tab/>ps auwx | grep cassandra</text:p>
      <text:p text:style-name="P1"/>
      <text:p text:style-name="P1"><text:s text:c="11"/>ps -efa | grep sit_videocollection</text:p>
      <text:p text:style-name="P1"/>
      <text:p text:style-name="P1">2. <text:s/><text:tab/>kill</text:p>
      <text:p text:style-name="P1"/>
      <text:p text:style-name="P2">3. <text:s/><text:tab/>sudo service cassandra stop</text:p>
      <text:p text:style-name="P3"/>
      <text:p text:style-name="P34">4. <text:s/><text:tab/>sudo service cassandra start</text:p>
      <text:p text:style-name="P4"/>
      <text:p text:style-name="P5">5. <text:s/><text:tab/>rm -rf <text:span text:style-name="T15">cassandra/data/*</text:span></text:p>
      <text:p text:style-name="P35"/>
      <text:p text:style-name="P36">6. <text:s/></text:p>
      <text:p text:style-name="P12"><text:tab/>sudo service cassandra stop</text:p>
      <text:p text:style-name="P12"><text:tab/>sudo rm -rf cassandra/data/system/*</text:p>
      <text:p text:style-name="P12"><text:tab/>sudo vi cassandra/cassandra.yaml</text:p>
      <text:p text:style-name="P12"><text:tab/>sudo service cassandra start</text:p>
      <text:p text:style-name="P12"><text:tab/>nodetool status</text:p>
      <text:p text:style-name="P12"/>
      <text:p text:style-name="P37">7. <text:tab/>cqlsh <text:span text:style-name="T35">host</text:span> <text:s/><text:span text:style-name="T35">port</text:span></text:p>
      <text:p text:style-name="P7"/>
      <text:p text:style-name="P8">8. <text:tab/>nodetool status</text:p>
      <text:p text:style-name="P8"/>
      <text:p text:style-name="P9">9. <text:tab/>create keyspace if not exists XXXX <text:span text:style-name="T41">(</text:span><text:span text:style-name="T38">datareposity001</text:span><text:span text:style-name="T37">) </text:span>with <text:span text:style-name="T18">replication = <text:s text:c="13"/></text:span>{‘class’:’NetworkTopologyStrategy’,’datacenter1’:3}</text:p>
      <text:p text:style-name="P8"/>
      <text:p text:style-name="P10">10. <text:tab/>use XXXX (<text:span text:style-name="T36">datareposity001</text:span><text:span text:style-name="T37">)</text:span></text:p>
      <text:p text:style-name="P10"><text:s text:c="12"/>describe keyspaces</text:p>
      <text:p text:style-name="P33"><text:s text:c="11"/>describe tables</text:p>
      <text:p text:style-name="P10"/>
      <text:p text:style-name="P17">11. <text:s text:c="6"/>create table XXX.XX ( XX YY PRIMARY KEY, XX text, XX timestamp, XX text)</text:p>
      <text:p text:style-name="P11"><text:s/>(<text:span text:style-name="T36">datareposity001.</text:span><text:span text:style-name="T39">data001</text:span><text:span text:style-name="T37">) </text:span><text:span text:style-name="T40">(item_id int, item_dsc text, time timestamp, value float)</text:span></text:p>
      <text:p text:style-name="P14">12. <text:s text:c="6"/>insert into XXX.YYY(A, B, C, D) values ( XX, XX, XX,XX);</text:p>
      <text:p text:style-name="P16"/>
      <text:p text:style-name="P18">13. <text:s text:c="6"/>update XXX</text:p>
      <text:p text:style-name="P19"><text:s text:c="12"/><text:span text:style-name="T19">set <text:s/>YYYY = ‘ZZZZ’</text:span></text:p>
      <text:p text:style-name="P19"><text:s text:c="12"/><text:span text:style-name="T19">where TTTT = QQQ;</text:span></text:p>
      <text:p text:style-name="P18"/>
      <text:p text:style-name="P22">14. <text:s text:c="5"/><text:span text:style-name="T23">alter table XXXX.TT</text:span></text:p>
      <text:p text:style-name="P22"><text:s text:c="11"/><text:span text:style-name="T23">[alter ZZ TYPE cql_type]</text:span></text:p>
      <text:p text:style-name="P22"><text:s text:c="11"/><text:span text:style-name="T23">[add (column_definition_list)]</text:span></text:p>
      <text:p text:style-name="P22"><text:s text:c="11"/><text:span text:style-name="T23">[drop column_list | compact storage]</text:span></text:p>
      <text:p text:style-name="P22"><text:s text:c="11"/><text:span text:style-name="T23">[rename column_name to column_name]</text:span></text:p>
      <text:p text:style-name="P22"><text:s text:c="11"/><text:span text:style-name="T23">[with table_properties];</text:span></text:p>
      <text:p text:style-name="P18"/>
      <text:p text:style-name="P20">1<text:span text:style-name="T22">5</text:span>. <text:s text:c="5"/><text:span text:style-name="T20">dateOf() <text:s text:c="2"/></text:span><text:s text:c="4"/><text:span text:style-name="T20">now() <text:s text:c="2"/></text:span><text:s text:c="2"/><text:span text:style-name="T20">minTimeuuid() <text:s text:c="7"/>maxTimeuuid() <text:s text:c="2"/>unixTimestampOf()</text:span></text:p>
      <text:p text:style-name="P21"><text:s text:c="11"/><text:span text:style-name="T21">toDate(timeuuid) <text:s text:c="2"/>toTimestamp(timeuuid) <text:s/>toUnixTimestamp(tieuuid)</text:span></text:p>
      <text:p text:style-name="P38"><text:s text:c="11"/>toDate(timestamp) <text:s text:c="6"/>toUnixTimestamp(timestamp) <text:s text:c="5"/>toTimestamp(date)</text:p>
      <text:p text:style-name="P38"><text:s text:c="11"/>toUnixTimestamp(date) <text:s text:c="3"/></text:p>
      <text:p text:style-name="P21"><text:soft-page-break/></text:p>
      <text:p text:style-name="P23"><text:span text:style-name="Source_20_Text"><text:span text:style-name="T4">16. <text:s text:c="4"/>CQL Type:</text:span></text:span></text:p>
      <text:p text:style-name="P24"><text:span text:style-name="Source_20_Text"><text:span text:style-name="T1"><text:s text:c="8"/></text:span></text:span><text:span text:style-name="Source_20_Text"><text:span text:style-name="T2"><text:s/>- </text:span></text:span><text:span text:style-name="Source_20_Text"><text:span text:style-name="T3">ascii <text:s text:c="6"/></text:span></text:span><text:span text:style-name="T17">-bigint <text:s text:c="11"/>-tinyint <text:s text:c="4"/>-int <text:s text:c="18"/>-smallint <text:s text:c="2"/></text:span></text:p>
      <text:p text:style-name="P15"><text:s text:c="12"/>-blob <text:s text:c="10"/>-boolean <text:s text:c="8"/>-date <text:s text:c="8"/>-decimal <text:s text:c="9"/>-double <text:s text:c="9"/>-float <text:s text:c="15"/>-inet</text:p>
      <text:p text:style-name="P23"><text:s text:c="12"/><text:span text:style-name="T25">-list <text:s text:c="12"/>-map <text:s text:c="14"/>-text <text:s text:c="9"/>-timestamp <text:s text:c="4"/>-timeuuid <text:s text:c="7"/>-time </text:span></text:p>
      <text:p text:style-name="P13"><text:s text:c="11"/>- <text:span text:style-name="T24">counter <text:s text:c="6"/>-set <text:s text:c="16"/>-uuid <text:s text:c="8"/>-varchar <text:s text:c="9"/>-varint</text:span></text:p>
      <text:p text:style-name="P13"/>
      <text:p text:style-name="P39"/>
      <text:p text:style-name="P25">17. <text:s text:c="5"/>drop <text:span text:style-name="T26">table [if exists] keyspace_name.table_name</text:span></text:p>
      <text:p text:style-name="P25"/>
      <text:p text:style-name="P25"><text:s text:c="11"/>TRUNCATE data001;</text:p>
      <text:p text:style-name="P25"/>
      <text:p text:style-name="P26">18. <text:s text:c="5"/>create keyspace if not exists datareposity001 with replication ={'class':'NetworkTopologyStrategy','datacenter1':3};</text:p>
      <text:p text:style-name="P26"/>
      <text:p text:style-name="P27">19. <text:s text:c="5"/><text:span text:style-name="T27">use datareposity001</text:span></text:p>
      <text:p text:style-name="P27"/>
      <text:p text:style-name="P28">20. <text:s text:c="5"/>create table datareposity001(item_id int PRIMARY KEY, item_dsc text, time text, value float);</text:p>
      <text:p text:style-name="P28"/>
      <text:p text:style-name="P81"><text:span text:style-name="T27"><text:s text:c="10"/></text:span><text:span text:style-name="Source_20_Text"><text:span text:style-name="T27">create table data001(item_id int, item_dsc text, time timestamp, value text, PRIMARY KEY(item_id, time)) WITH CLUSTERING ORDER BY (time DESC);</text:span></text:span></text:p>
      <text:p text:style-name="P81"><text:span text:style-name="Source_20_Text"><text:tab/>create table data002(item_id int, item_dsc text, video_time timestamp, frame_id int, x_id int, </text:span><text:span text:style-name="Source_20_Text"><text:span text:style-name="T72">x_id_x int, x_id_y int,</text:span></text:span><text:span text:style-name="Source_20_Text">y_id int,</text:span><text:span text:style-name="Source_20_Text"><text:span text:style-name="T72">y_id_x int, y_id_y int,</text:span></text:span><text:span text:style-name="Source_20_Text"> value float, PRIMARY KEY(item_id, video_time, frame_id, x_id, y_id)) WITH CLUSTERING ORDER BY (video_time DESC);</text:span></text:p>
      <text:p text:style-name="P28"/>
      <text:p text:style-name="P29">21. <text:s text:c="5"/>insert into data001(item_id, item_dsc, time, value) values (100, 'VOS', '19900', 10);</text:p>
      <text:p text:style-name="P29"><text:s text:c="11"/>select * from data001 where time &gt; '2019-11-14' allow filtering;</text:p>
      <text:p text:style-name="P32">22. <text:s/>JAVA version</text:p>
      <text:p text:style-name="P46"><text:span text:style-name="Source_20_Text"><text:span text:style-name="T5"/></text:span></text:p>
      <text:p text:style-name="P46"><text:span text:style-name="Source_20_Text"><text:span text:style-name="T5">update-alternatives --display java</text:span></text:span></text:p>
      <text:p text:style-name="P86"><text:span text:style-name="Source_20_Text"><text:span text:style-name="T5">update-alternatives --config java</text:span></text:span></text:p>
      <text:p text:style-name="P86"><text:span text:style-name="Source_20_Text"><text:span text:style-name="T5">java -version</text:span></text:span></text:p>
      <text:p text:style-name="P31"/>
      <text:p text:style-name="P47">set java version 1.8</text:p>
      <text:p text:style-name="P88"/>
      <text:p text:style-name="P48"/>
      <text:p text:style-name="P30">1. lsusb</text:p>
      <text:p text:style-name="P49"><text:span text:style-name="T34">2. sudo modprobe usbserial vendor=0x</text:span><text:span text:style-name="Strong_20_Emphasis"><text:span text:style-name="T30">067b</text:span></text:span><text:span text:style-name="T34"> product=0x</text:span><text:span text:style-name="Strong_20_Emphasis"><text:span text:style-name="T30">2303</text:span></text:span></text:p>
      <text:p text:style-name="P49"><text:span text:style-name="Strong_20_Emphasis"><text:span text:style-name="T30">3. <text:s/>dmesg </text:span></text:span><text:span text:style-name="Strong_20_Emphasis"><text:span text:style-name="T31">| grep tty</text:span></text:span></text:p>
      <text:p text:style-name="P89"><text:span text:style-name="Strong_20_Emphasis"><text:span text:style-name="T30">4.sudo minicom -s</text:span></text:span></text:p>
      <text:p text:style-name="P49"><text:span text:style-name="Strong_20_Emphasis"><text:span text:style-name="T29"/></text:span></text:p>
      <text:p text:style-name="P50">A. SIT_Cacollection (C++) - collection of images</text:p>
      <text:p text:style-name="P50">B. SIT_collection (JAVA) <text:s text:c="3"/>- collection of aquameters</text:p>
      <text:p text:style-name="P50">C. SIT_ <text:span text:style-name="T42">host (JAVA) <text:s text:c="11"/>- GUIs</text:span></text:p>
      <text:p text:style-name="P51">D. SIT_analysis (JAVA) <text:s text:c="6"/>- analysis of results</text:p>
      <text:p text:style-name="P53">E. SIT_scheduler (C++) <text:s text:c="6"/>- images and aquameters</text:p>
      <text:p text:style-name="P53"/>
      <text:p text:style-name="P54">F. A<text:span text:style-name="T43">CQUREAD</text:span> <text:span text:style-name="T44">(QT/C++) <text:s/></text:span>– read sensor data <text:s/>QT/C++ <text:s text:c="2"/><text:span text:style-name="T16">home/sit/</text:span><text:span text:style-name="T15">project/</text:span>Acquread</text:p>
      <text:p text:style-name="P48"><text:s text:c="47"/>“<text:span text:style-name="T45">ttyUSB0”</text:span></text:p>
      <text:p text:style-name="P48"><text:soft-page-break/></text:p>
      <text:p text:style-name="P55">G. FishBehabiorAnalysis <text:s text:c="2"/>- Read camera QT/C++ home/sit/project/FishBehaviorAnalysis</text:p>
      <text:p text:style-name="P55"><text:s text:c="20"/>(images are stored under /<text:span text:style-name="T51">home</text:span><text:span text:style-name="T15">/sit)</text:span></text:p>
      <text:p text:style-name="P26"/>
      <text:p text:style-name="P90"><text:span text:style-name="Source_20_Text">sudo systemctl mask sleep.target suspend.target hibernate.target hybrid-sleep.target</text:span></text:p>
      <text:p text:style-name="P26"/>
      <text:p text:style-name="P90"><text:span text:style-name="Source_20_Text"><text:span text:style-name="T5">sudo add-apt-repository ppa:ubuntu-sdk-team/ppa</text:span></text:span></text:p>
      <text:p text:style-name="P90"><text:span text:style-name="Source_20_Text"><text:span text:style-name="T5"/></text:span></text:p>
      <text:p text:style-name="P90"><text:span text:style-name="Source_20_Text"><text:span text:style-name="T5">sudo apt-get update</text:span></text:span></text:p>
      <text:p text:style-name="P90"><text:span text:style-name="Source_20_Text"><text:span text:style-name="T5"/></text:span></text:p>
      <text:p text:style-name="P90"><text:span text:style-name="Source_20_Text"><text:span text:style-name="T5">sudo apt-get upgrade</text:span></text:span></text:p>
      <text:p text:style-name="P90"><text:span text:style-name="Source_20_Text"><text:span text:style-name="T5"/></text:span></text:p>
      <text:p text:style-name="P90"><text:span text:style-name="Source_20_Text"><text:span text:style-name="T5">sudo apt-get install qtcreator</text:span></text:span></text:p>
      <text:p text:style-name="P26"/>
      <text:p text:style-name="P41">sudo apt-get install libqt5serialport5-dev</text:p>
      <text:p text:style-name="P26"/>
      <text:p text:style-name="P26">chmod +x qt-unified-linux-x64-3.1.1-online.run</text:p>
      <text:p text:style-name="P26">./qt-unified-linux-x64-3.1.1-online.run</text:p>
      <text:p text:style-name="P26"/>
      <text:p text:style-name="P26"/>
      <text:p text:style-name="P26"/>
      <text:p text:style-name="P26">dmesg | grep tty</text:p>
      <text:p text:style-name="P26"/>
      <text:p text:style-name="P90"><text:span text:style-name="Source_20_Text">sudo lsusb -t</text:span></text:p>
      <text:p text:style-name="P90"><text:span text:style-name="Source_20_Text">echo '3-8' |sudo tee /sys/bus/usb/drivers/usb/unbind</text:span></text:p>
      <text:p text:style-name="P90"><text:span text:style-name="Source_20_Text">echo '3-8' |sudo tee /sys/bus/usb/drivers/usb/bind</text:span></text:p>
      <text:p text:style-name="P26"/>
      <text:p text:style-name="P90"><text:span text:style-name="Source_20_Text"><text:span text:style-name="T7">find /home/username/ -name "*.err"</text:span></text:span></text:p>
      <text:p text:style-name="P26"/>
      <text:p text:style-name="P26">https://www.ntu.edu.sg/home/ehchua/programming/index.html</text:p>
      <text:p text:style-name="P40"/>
      <text:p text:style-name="P91"><text:span text:style-name="Source_20_Text">sudo apt-get install libboost-all-dev</text:span></text:p>
      <text:p text:style-name="P91"><text:span text:style-name="Source_20_Text"/></text:p>
      <text:p text:style-name="P92"><text:span text:style-name="Source_20_Text"><text:span text:style-name="T46">sudo apt-get install –no-install recommends gnome -panel </text:span></text:span></text:p>
      <text:p text:style-name="P92"><text:span text:style-name="Source_20_Text"><text:span text:style-name="T48"/></text:span></text:p>
      <text:p text:style-name="P92"><text:span text:style-name="Source_20_Text"><text:span text:style-name="T48">gnome-desktop-item-edit ~/.local/share/applications –create-new</text:span></text:span></text:p>
      <text:p text:style-name="P92"><text:a xlink:type="simple" xlink:href="../../pylon5/share/doc/C++/namespace_basler___usb_camera_params.html" text:style-name="Internet_20_link" text:visited-style-name="Visited_20_Internet_20_Link"><text:span text:style-name="Source_20_Text"><text:span text:style-name="T48"/></text:span></text:a></text:p>
      <text:p text:style-name="P92"><text:a xlink:type="simple" xlink:href="../../pylon5/share/doc/C++/namespace_basler___usb_camera_params.html" text:style-name="Internet_20_link" text:visited-style-name="Visited_20_Internet_20_Link"><text:span text:style-name="Source_20_Text"><text:span text:style-name="T48">file:///home/sit/pylon5/share/doc/C++/namespace_basler___usb_camera_params.html</text:span></text:span></text:a></text:p>
      <text:p text:style-name="P92"><text:span text:style-name="Source_20_Text"><text:span text:style-name="T48"/></text:span></text:p>
      <text:p text:style-name="P92"><text:span text:style-name="Source_20_Text"><text:span text:style-name="T48">lsof -i:</text:span></text:span><text:span text:style-name="Source_20_Text"><text:span text:style-name="T49">1</text:span></text:span><text:span text:style-name="Source_20_Text"><text:span text:style-name="T48">9000</text:span></text:span></text:p>
      <text:p text:style-name="P92"><text:span text:style-name="Source_20_Text"><text:span text:style-name="T48"/></text:span></text:p>
      <text:p text:style-name="P91">sudo apt-get install --no-install-recommends gnome-panel</text:p>
      <text:p text:style-name="P91"/>
      <text:p text:style-name="P91">$ gnome-desktop-item-edit ~/Desktop/ --create-new</text:p>
      <text:p text:style-name="P91"/>
      <text:p text:style-name="P95">To create a new JAR file in the workbench: </text:p>
      <text:list xml:id="list1458360599" text:style-name="L1">
        <text:list-item>
          <text:p text:style-name="P100">Either from the context menu or from the menu bar's <text:span text:style-name="Strong_20_Emphasis">File</text:span> menu, select <text:span text:style-name="Strong_20_Emphasis">Export</text:span>. </text:p>
        </text:list-item>
      </text:list>
      <text:p text:style-name="P91"><text:span text:style-name="Source_20_Text"><text:span text:style-name="T71">#!/bin/sh</text:span></text:span></text:p>
      <text:p text:style-name="P87"><text:span text:style-name="Source_20_Text"><text:span text:style-name="T12">MYSELF=`which "$0" 2&gt;/dev/null`</text:span></text:span></text:p>
      <text:p text:style-name="P87"><text:span text:style-name="Source_20_Text"><text:span text:style-name="T12">[ $? -gt 0 -a -f "$0" ] &amp;&amp; MYSELF="./$0"</text:span></text:span></text:p>
      <text:p text:style-name="P87"><text:span text:style-name="Source_20_Text"><text:span text:style-name="T12">java=java</text:span></text:span></text:p>
      <text:p text:style-name="P87"><text:soft-page-break/><text:span text:style-name="Source_20_Text"><text:span text:style-name="T12">if test -n "$JAVA_HOME"; then</text:span></text:span></text:p>
      <text:p text:style-name="P87"><text:span text:style-name="Source_20_Text"><text:span text:style-name="T13"><text:s text:c="4"/></text:span></text:span><text:span text:style-name="Source_20_Text"><text:span text:style-name="T12">java="$JAVA_HOME/bin/java"</text:span></text:span></text:p>
      <text:p text:style-name="P87"><text:span text:style-name="Source_20_Text"><text:span text:style-name="T12">fi</text:span></text:span></text:p>
      <text:p text:style-name="P87"><text:span text:style-name="Source_20_Text"><text:span text:style-name="T12">exec "$java" $java_args -jar $MYSELF "$@"</text:span></text:span></text:p>
      <text:p text:style-name="P87"><text:span text:style-name="Source_20_Text"><text:span text:style-name="T12">exit 1</text:span></text:span></text:p>
      <text:p text:style-name="P93">cat stub.sh sit_collection.jar &gt; sit_collection.run &amp;&amp; chmod +x sit_collection.run</text:p>
      <text:p text:style-name="P93">./sit_collection.run</text:p>
      <text:p text:style-name="P93">select * from data001 where time &gt; '2019-11-04 00:00:00' allow filtering;</text:p>
      <text:p text:style-name="P80"/>
      <text:p text:style-name="P6"/>
      <text:p text:style-name="P6"><draw:frame text:anchor-type="paragraph" draw:z-index="9" draw:name="Shape10" draw:style-name="gr8" draw:text-style-name="P105" svg:width="6.351cm" svg:height="1.006cm" svg:x="6.278cm" svg:y="-0.168cm"><draw:text-box><text:p>Socket Communication</text:p></draw:text-box></draw:frame></text:p>
      <text:p text:style-name="P6"><draw:line text:anchor-type="paragraph" draw:z-index="5" draw:name="Shape6" draw:style-name="gr5" draw:text-style-name="P106" svg:x1="3.897cm" svg:y1="0.007cm" svg:x2="13.475cm" svg:y2="0.033cm"><text:p/></draw:line><draw:line text:anchor-type="paragraph" draw:z-index="6" draw:name="Shape7" draw:style-name="gr6" draw:text-style-name="P106" svg:x1="13.475cm" svg:y1="0.033cm" svg:x2="13.475cm" svg:y2="1.065cm"><text:p/></draw:line><draw:line text:anchor-type="paragraph" draw:z-index="4" draw:name="Shape5" draw:style-name="gr5" draw:text-style-name="P106" svg:x1="3.897cm" svg:y1="1.039cm" svg:x2="3.897cm" svg:y2="0.007cm"><text:p/></draw:line></text:p>
      <text:p text:style-name="P6"/>
      <text:p text:style-name="P6"><draw:custom-shape text:anchor-type="paragraph" draw:z-index="0" draw:name="Shape1" draw:style-name="gr1" draw:text-style-name="P104" svg:width="7.488cm" svg:height="2.816cm" svg:x="-0.046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Shape2" draw:style-name="gr2" draw:text-style-name="P104" svg:width="7.594cm" svg:height="3.043cm" svg:x="9.347cm" svg:y="0.0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frame text:anchor-type="paragraph" draw:z-index="3" draw:name="Shape4" draw:style-name="gr4" draw:text-style-name="P105" svg:width="7.33cm" svg:height="2.091cm" svg:x="1.012cm" svg:y="0.33cm"><draw:text-box><text:p>Acquread.cpp</text:p><text:p>(/projects/Acquread/Acqured.pro)</text:p></draw:text-box></draw:frame><draw:frame text:anchor-type="paragraph" draw:z-index="2" draw:name="Shape3" draw:style-name="gr3" draw:text-style-name="P105" svg:width="7.092cm" svg:height="2.437cm" svg:x="10.326cm" svg:y="0.344cm"><draw:text-box><text:p>SIT_Collection.java</text:p><text:p>(/eclipse_workspace/src/main/java/SIT_collection.java)</text:p><text:p/></draw:text-box></draw:frame></text:p>
      <text:p text:style-name="P6"/>
      <text:p text:style-name="P6"/>
      <text:p text:style-name="P6"/>
      <text:p text:style-name="P6"/>
      <text:p text:style-name="P6"><draw:line text:anchor-type="paragraph" draw:z-index="7" draw:name="Shape8" draw:style-name="gr6" draw:text-style-name="P106" svg:x1="13.368cm" svg:y1="0.161cm" svg:x2="13.368cm" svg:y2="1.14cm"><text:p/></draw:line></text:p>
      <text:p text:style-name="P6"/>
      <text:p text:style-name="P6"><draw:frame text:anchor-type="paragraph" draw:z-index="8" draw:name="Shape9" draw:style-name="gr7" draw:text-style-name="P105" svg:width="10.399cm" svg:height="5.358cm" svg:x="8.601cm" svg:y="0.192cm"><draw:text-box><text:p><text:s text:c="4"/>Cluster </text:p><text:p><text:s text:c="4"/>Session</text:p><text:p><text:s text:c="4"/>ServerSocket</text:p><text:p/><text:p><text:s text:c="4"/>INSERT INTO data001(item_id, item_dsc,time, value) </text:p><text:p><text:s text:c="4"/>values (XX,XX,XX,XX)</text:p><text:p/><text:p><text:s text:c="4"/>SELECT item_id, item_dsc, time, value from data001 where </text:p><text:p/><text:p/></draw:text-box></draw:frame></text:p>
      <text:p text:style-name="P6"/>
      <text:p text:style-name="P6"><draw:custom-shape text:anchor-type="paragraph" draw:z-index="29" draw:name="Shape11" draw:style-name="gr21" draw:text-style-name="P111" svg:width="5.478cm" svg:height="3.821cm" svg:x="-0.796cm" svg:y="0.2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draw:frame text:anchor-type="paragraph" draw:z-index="30" draw:name="Shape16" draw:style-name="gr15" draw:text-style-name="P105" svg:width="5.663cm" svg:height="1.95cm" svg:x="-0.164cm" svg:y="0.062cm"><draw:text-box><text:p><text:s text:c="15"/>GUI</text:p><text:p>(/GUI_Python/main.py</text:p></draw:text-box></draw:frame><draw:line text:anchor-type="paragraph" draw:z-index="31" draw:name="Shape25" draw:style-name="gr6" draw:text-style-name="P106" svg:x1="8.599cm" svg:y1="0.247cm" svg:x2="4.681cm" svg:y2="0.247cm"><text:p/></draw:line></text:p>
      <text:p text:style-name="P6"/>
      <text:p text:style-name="P6"/>
      <text:p text:style-name="P6"><draw:line text:anchor-type="paragraph" draw:z-index="36" draw:name="Shape28" draw:style-name="gr19" draw:text-style-name="P106" svg:x1="4.297cm" svg:y1="0.125cm" svg:x2="9.656cm" svg:y2="2.871cm"><text:p/></draw:line></text:p>
      <text:p text:style-name="P6"><draw:line text:anchor-type="paragraph" draw:z-index="34" draw:name="Shape27" draw:style-name="gr6" draw:text-style-name="P106" svg:x1="-0.848cm" svg:y1="1.935cm" svg:x2="0.955cm" svg:y2="0.482cm"><text:p/></draw:line><draw:frame text:anchor-type="paragraph" draw:z-index="37" draw:name="Shape17" draw:style-name="gr23" draw:text-style-name="P105" svg:width="6.536cm" svg:height="0.976cm" svg:x="1.857cm" svg:y="0.434cm"><draw:text-box><text:p/><text:p>fish_video_2019-09-23 <text:s/>09:57:43.avi</text:p></draw:text-box></draw:frame></text:p>
      <text:p text:style-name="P6"/>
      <text:p text:style-name="P6"/>
      <text:p text:style-name="P6"><draw:line text:anchor-type="paragraph" draw:z-index="33" draw:name="Shape26" draw:style-name="gr5" draw:text-style-name="P106" svg:x1="-0.818cm" svg:y1="7.771cm" svg:x2="-0.848cm" svg:y2="0.474cm"><text:p/></draw:line></text:p>
      <text:p text:style-name="P6"><draw:custom-shape text:anchor-type="paragraph" draw:z-index="11" draw:name="Shape11" draw:style-name="gr10" draw:text-style-name="P108" svg:width="5.16cm" svg:height="2.821cm" svg:x="8.632cm" svg:y="0.19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frame text:anchor-type="paragraph" draw:z-index="18" draw:name="Shape17" draw:style-name="gr16" draw:text-style-name="P109" svg:width="6.538cm" svg:height="1.465cm" svg:x="1.471cm" svg:y="0.282cm"><draw:text-box><text:p><text:span text:style-name="T82">Messages:</text:span></text:p><text:p><text:span text:style-name="T82"><text:s/></text:span><text:span text:style-name="T82">1. (8000:start, </text:span><text:span text:style-name="T82">40000,1920,1080,1)</text:span></text:p><text:p><text:span text:style-name="T82"><text:s/></text:span><text:span text:style-name="T82">2. (8001:stop, </text:span><text:span text:style-name="T82">40000,1920,1080,1)</text:span></text:p></draw:text-box></draw:frame></text:p>
      <text:p text:style-name="P6"><draw:frame text:anchor-type="paragraph" draw:z-index="16" draw:name="Shape15" draw:style-name="gr14" draw:text-style-name="P105" svg:width="5.742cm" svg:height="1.853cm" svg:x="9.876cm" svg:y="0.034cm"><draw:text-box><text:p>Video Capture </text:p><text:p>(recordvideo.pro)</text:p></draw:text-box></draw:frame></text:p>
      <text:p text:style-name="P6"><draw:line text:anchor-type="paragraph" draw:z-index="21" draw:name="Shape20" draw:style-name="gr19" draw:text-style-name="P106" svg:x1="16.106cm" svg:y1="0.076cm" svg:x2="13.792cm" svg:y2="0.076cm"><text:p/></draw:line><draw:line text:anchor-type="paragraph" draw:z-index="20" draw:name="Shape19" draw:style-name="gr18" draw:text-style-name="P106" svg:x1="16.106cm" svg:y1="4.971cm" svg:x2="16.106cm" svg:y2="0.076cm"><text:p/></draw:line><draw:line text:anchor-type="paragraph" draw:z-index="14" draw:name="Shape13" draw:style-name="gr13" draw:text-style-name="P106" svg:x1="5.907cm" svg:y1="1.134cm" svg:x2="8.632cm" svg:y2="0.34cm"><text:p/></draw:line><draw:custom-shape text:anchor-type="paragraph" draw:z-index="10" draw:name="Shape11" draw:style-name="gr9" draw:text-style-name="P107" svg:width="6.43cm" svg:height="4.102cm" svg:x="0.086cm" svg:y="0.3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draw:frame text:anchor-type="paragraph" draw:z-index="12" draw:name="Shape12" draw:style-name="gr11" draw:text-style-name="P105" svg:width="5.081cm" svg:height="2.038cm" svg:x="0.933cm" svg:y="0.392cm"><draw:text-box><text:p>FishBehaviorAnalysis</text:p><text:p>(/projects/FishBehavior.pro)</text:p></draw:text-box></draw:frame></text:p>
      <text:p text:style-name="P6"><draw:frame text:anchor-type="paragraph" draw:z-index="35" draw:name="Shape17" draw:style-name="gr23" draw:text-style-name="P105" svg:width="6.536cm" svg:height="0.976cm" svg:x="12.22cm" svg:y="0.111cm"><draw:text-box><text:p/><text:p>fish_video_2019-09-23 <text:s/>09:57:43.avi</text:p></draw:text-box></draw:frame></text:p>
      <text:p text:style-name="P6"/>
      <text:p text:style-name="P6"><draw:custom-shape text:anchor-type="paragraph" draw:z-index="13" draw:name="Shape11" draw:style-name="gr12" draw:text-style-name="P108" svg:width="5.478cm" svg:height="3.821cm" svg:x="8.341cm" svg:y="0.38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5" draw:name="Shape14" draw:style-name="gr13" draw:text-style-name="P106" svg:x1="5.881cm" svg:y1="0.213cm" svg:x2="8.474cm" svg:y2="1.15cm"><text:p/></draw:line></text:p>
      <text:p text:style-name="P6"/>
      <text:p text:style-name="P6"><draw:frame text:anchor-type="paragraph" draw:z-index="17" draw:name="Shape16" draw:style-name="gr15" draw:text-style-name="P105" svg:width="5.98cm" svg:height="1.95cm" svg:x="8.738cm" svg:y="0.138cm"><draw:text-box><text:p>Behavior Analysis</text:p><text:p>(/projects/FishBehavior.pro/analysis.cpp</text:p></draw:text-box></draw:frame></text:p>
      <text:p text:style-name="P6"><draw:line text:anchor-type="paragraph" draw:z-index="19" draw:name="Shape18" draw:style-name="gr17" draw:text-style-name="P106" svg:x1="13.818cm" svg:y1="0.102cm" svg:x2="16.106cm" svg:y2="0.102cm"><text:p/></draw:line></text:p>
      <text:p text:style-name="P6"><draw:line text:anchor-type="paragraph" draw:z-index="32" draw:name="Shape24" draw:style-name="gr22" draw:text-style-name="P106" svg:x1="8.509cm" svg:y1="0.469cm" svg:x2="-0.848cm" svg:y2="0.469cm"><text:p/></draw:line></text:p>
      <text:p text:style-name="P6"/>
      <text:p text:style-name="P6"><draw:line text:anchor-type="paragraph" draw:z-index="28" draw:name="Shape23" draw:style-name="gr13" draw:text-style-name="P106" svg:x1="14.718cm" svg:y1="1.488cm" svg:x2="13.342cm" svg:y2="0.139cm"><text:p/></draw:line><draw:line text:anchor-type="paragraph" draw:z-index="22" draw:name="Shape21" draw:style-name="gr13" draw:text-style-name="P106" svg:x1="9.214cm" svg:y1="0.372cm" svg:x2="8.5cm" svg:y2="1.536cm"><text:p/></draw:line></text:p>
      <text:p text:style-name="P6"/>
      <text:p text:style-name="P6"><draw:custom-shape text:anchor-type="paragraph" draw:z-index="23" draw:name="Shape11" draw:style-name="gr20" draw:text-style-name="P110" svg:width="5.478cm" svg:height="3.821cm" svg:x="5.563cm" svg:y="0.415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6"><draw:custom-shape text:anchor-type="paragraph" draw:z-index="25" draw:name="Shape11" draw:style-name="gr20" draw:text-style-name="P110" svg:width="5.478cm" svg:height="3.821cm" svg:x="12.046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frame text:anchor-type="paragraph" draw:z-index="24" draw:name="Shape16" draw:style-name="gr15" draw:text-style-name="P105" svg:width="5.663cm" svg:height="1.95cm" svg:x="6.092cm" svg:y="0.145cm"><draw:text-box><text:p>Behavior Analysis</text:p><text:p>(/projects/FishBehavior.pro/run.py</text:p></draw:text-box></draw:frame><draw:frame text:anchor-type="paragraph" draw:z-index="26" draw:name="Shape16" draw:style-name="gr15" draw:text-style-name="P105" svg:width="5.663cm" svg:height="1.95cm" svg:x="12.522cm" svg:y="0.155cm"><draw:text-box><text:p>Behavior Analysis</text:p><text:p>(/projects/FishBehavior.pro/tracker.py</text:p></draw:text-box></draw:frame></text:p>
      <text:p text:style-name="P6"><draw:line text:anchor-type="paragraph" draw:z-index="27" draw:name="Shape22" draw:style-name="gr13" draw:text-style-name="P106" svg:x1="11.04cm" svg:y1="0.441cm" svg:x2="12.045cm" svg:y2="0.441cm"><text:p/></draw:line></text:p>
      <text:p text:style-name="P6"/>
      <text:p text:style-name="P6"/>
      <text:p text:style-name="P6"/>
      <text:p text:style-name="P6"/>
      <text:p text:style-name="P6"/>
      <text:p text:style-name="P6"/>
      <text:p text:style-name="P6"/>
      <text:p text:style-name="P6"/>
      <text:p text:style-name="P6"/>
      <text:p text:style-name="P6"/>
      <text:p text:style-name="P94"><text:span text:style-name="Source_20_Text"><text:span text:style-name="T74">1. </text:span></text:span><text:span text:style-name="Source_20_Text"><text:span text:style-name="T73">sudo pip3 install pandas</text:span></text:span></text:p>
      <text:p text:style-name="P6"/>
      <text:p text:style-name="P83"><text:span text:style-name="T76">2. <text:s text:c="4"/></text:span><text:span text:style-name="Source_20_Text"><text:span text:style-name="T75">sudo pip install keras</text:span></text:span></text:p>
      <text:p text:style-name="P83"><text:span text:style-name="Source_20_Text"><text:span text:style-name="T75"/></text:span></text:p>
      <text:p text:style-name="P85"><text:span text:style-name="Source_20_Text"><text:span text:style-name="T77">3. sudo pip install h5py</text:span></text:span></text:p>
      <text:p text:style-name="P84"><text:span text:style-name="Source_20_Text"><text:span text:style-name="T77"/></text:span></text:p>
      <text:p text:style-name="P82"/>
      <text:p text:style-name="P94"><text:span text:style-name="Source_20_Text"><text:span text:style-name="T6">sudo apt-get install openjdk-11-jdk</text:span></text:span></text:p>
      <text:p text:style-name="P94"><text:span text:style-name="Source_20_Text"><text:span text:style-name="T14"/></text:span></text:p>
      <text:p text:style-name="P45">java -version</text:p>
      <text:p text:style-name="P45">sudo update-java-alternatives –list</text:p>
      <text:p text:style-name="P45">sudo update-alternatives --config java</text:p>
      <text:p text:style-name="P6"/>
      <text:p text:style-name="P99">EXECUTE CASANDRAGUI CLIENT</text:p>
      <text:p text:style-name="P6"/>
      <text:p text:style-name="P98"><text:span text:style-name="T78"><text:s text:c="11"/>1. </text:span>sudo update-alternatives --config java <text:s/></text:p>
      <text:p text:style-name="P98"><text:s text:c="38"/><text:span text:style-name="T78">chose the JDK11</text:span></text:p>
      <text:p text:style-name="P6"/>
      <text:p text:style-name="P103">Clone the source if you haven't done so. <text:span text:style-name="Source_20_Text">git clone https://github.com/Kindrat/cassandra-client.git</text:span></text:p>
      <text:list xml:id="list4181423840" text:style-name="L2">
        <text:list-item>
          <text:p text:style-name="P101">Go to the directory: cd <text:span text:style-name="Source_20_Text"><text:span text:style-name="T75">cassandra-client</text:span></text:span></text:p>
        </text:list-item>
        <text:list-item>
          <text:p text:style-name="P101">Build sources using gradle (add <text:span text:style-name="Source_20_Text">-x test</text:span> to provided cli command to skip tests):</text:p>
          <text:p text:style-name="P101">3.1 For Windows <text:span text:style-name="Source_20_Text">./gradlew.bat build</text:span></text:p>
          <text:p text:style-name="P101">3.2 For Unix <text:span text:style-name="Source_20_Text">./gradlew build</text:span></text:p>
        </text:list-item>
        <text:list-item>
          <text:p text:style-name="P102">Run client <text:span text:style-name="Source_20_Text">java -jar build/libs/cassadra-client-1.0.2-exec.jar</text:span> or from gradle </text:p>
          <text:p text:style-name="P102"><text:span text:style-name="Source_20_Text"><text:span text:style-name="T81">2. </text:span></text:span><text:span text:style-name="Source_20_Text"><text:span text:style-name="T80">./gradlew bootRun</text:span></text:span></text:p>
        </text:list-item>
      </text:list>
      <text:p text:style-name="P97"/>
      <text:p text:style-name="P6"/>
      <text:p text:style-name="P6"/>
      <text:p text:style-name="P6"/>
      <text:p text:style-name="P6"/>
      <text:p text:style-name="P6"><text:soft-page-break/></text:p>
      <text:p text:style-name="P56">1. Symbolists</text:p>
      <text:p text:style-name="P62">-<text:span text:style-name="T55">&gt; Manipulating symbols</text:span></text:p>
      <text:p text:style-name="P62">-<text:span text:style-name="T65">&gt; Math</text:span></text:p>
      <text:p text:style-name="P68">-&gt; Expressions</text:p>
      <text:p text:style-name="P62">-<text:span text:style-name="T65">&gt; </text:span>Inverse deduction</text:p>
      <text:p text:style-name="P61">-<text:span text:style-name="T55">&gt;</text:span><text:span text:style-name="T62"> </text:span><text:span text:style-name="T61">Shortest Path</text:span></text:p>
      <text:p text:style-name="P66">-<text:span text:style-name="T55">&gt; </text:span>Decision Tree/Forest</text:p>
      <text:p text:style-name="P61">-<text:span text:style-name="T55">&gt; </text:span><text:span text:style-name="T63">Easily confused by noise</text:span></text:p>
      <text:p text:style-name="P67">-<text:span text:style-name="T55">&gt; </text:span>Grey areas</text:p>
      <text:p text:style-name="P67">-<text:span text:style-name="T55">&gt; </text:span>Sequential </text:p>
      <text:p text:style-name="P61"/>
      <text:p text:style-name="P57">2. <text:s/><text:span text:style-name="T55">Connectionists</text:span></text:p>
      <text:p text:style-name="P57">-<text:span text:style-name="T56">&gt; </text:span><text:span text:style-name="T53">Based on brain’s working</text:span></text:p>
      <text:p text:style-name="P73">-<text:span text:style-name="T56">&gt; Reverse engineering</text:span></text:p>
      <text:p text:style-name="P73">-<text:span text:style-name="T56">&gt; Adjusting connection strength </text:span></text:p>
      <text:p text:style-name="P73">-<text:span text:style-name="T56">&gt; Back propagation</text:span></text:p>
      <text:p text:style-name="P73">-<text:span text:style-name="T56">&gt; Perceptrons</text:span></text:p>
      <text:p text:style-name="P73">-<text:span text:style-name="T56">&gt; </text:span><text:span text:style-name="T32">Parallel </text:span></text:p>
      <text:p text:style-name="P75">-<text:span text:style-name="T57">&gt; Keep tweaking to weight to lower the error</text:span></text:p>
      <text:p text:style-name="P75">-<text:span text:style-name="T57">&gt; Neural Network (Deep Learning)</text:span></text:p>
      <text:p text:style-name="P73">-<text:span text:style-name="T58">&gt; </text:span><text:span text:style-name="T64">Too much energy required </text:span></text:p>
      <text:p text:style-name="P76">-<text:span text:style-name="T58">&gt; Hidden layers</text:span></text:p>
      <text:p text:style-name="P76">-<text:span text:style-name="T58">&gt; Airplaces donot have wings </text:span></text:p>
      <text:p text:style-name="P57"/>
      <text:p text:style-name="P58">3. Evolutionaries</text:p>
      <text:p text:style-name="P58">-&gt; <text:span text:style-name="T52">Natural Selection</text:span></text:p>
      <text:p text:style-name="P74">-&gt; Genetic programming (mutation, evolution)</text:p>
      <text:p text:style-name="P74">-&gt; Robotics</text:p>
      <text:p text:style-name="P74">-&gt; <text:span text:style-name="T28">Credit assignment</text:span></text:p>
      <text:p text:style-name="P58"/>
      <text:p text:style-name="P58">4. <text:span text:style-name="T59">Bayesians</text:span></text:p>
      <text:p text:style-name="P58">-<text:span text:style-name="T59">&gt; </text:span><text:span text:style-name="T54">Prior probabilities</text:span></text:p>
      <text:p text:style-name="P74">-<text:span text:style-name="T59">&gt; Posterior probabilities</text:span></text:p>
      <text:p text:style-name="P74">-<text:span text:style-name="T59">&gt; Could be wrong but still most useful</text:span></text:p>
      <text:p text:style-name="P74">-<text:span text:style-name="T59">&gt; </text:span><text:span text:style-name="T33">Incorporate newe evidences</text:span></text:p>
      <text:p text:style-name="P60"><text:span text:style-name="T52">-</text:span><text:span text:style-name="T54">&gt; Good at noise or incomplete information</text:span><text:span text:style-name="T59"> </text:span></text:p>
      <text:p text:style-name="P58"/>
      <text:p text:style-name="P59">5. <text:s/><text:span text:style-name="T60">Analogizers</text:span></text:p>
      <text:p text:style-name="P64">-&gt; <text:span text:style-name="T52"><text:s/>Based on similarities between situations (same symptomes same decrease, friends of smokers also smoke)</text:span></text:p>
      <text:p text:style-name="P65">-&gt; Support vector machines</text:p>
      <text:p text:style-name="P65">-&gt; Curse of dimensionality </text:p>
      <text:p text:style-name="P65">-&gt; Variances vs Bias</text:p>
      <text:p text:style-name="P63"><text:span text:style-name="T47">-&gt; </text:span><text:span text:style-name="T50">Nearest neighbour</text:span></text:p>
      <text:p text:style-name="P6"/>
      <text:p text:style-name="P6"/>
      <text:p text:style-name="P6"/>
      <text:p text:style-name="P6"/>
      <text:p text:style-name="P69">Sym<text:span text:style-name="T66">bolists <text:s text:c="11"/>Logic,philsophy <text:s text:c="19"/></text:span><text:span text:style-name="T69">Invese Deduction</text:span></text:p>
      <text:p text:style-name="P70"><text:soft-page-break/>Connectionists <text:s text:c="5"/>Neuroscience <text:s text:c="24"/><text:span text:style-name="T68">Backpropagation</text:span></text:p>
      <text:p text:style-name="P70">Evolutionaries <text:s text:c="5"/>Evolutionary <text:s/>biology <text:s text:c="11"/><text:span text:style-name="T68">Generic Programming</text:span></text:p>
      <text:p text:style-name="P70">Bayesians <text:s text:c="12"/>Statistics <text:s text:c="32"/><text:span text:style-name="T68">Probavilitstic Inference</text:span></text:p>
      <text:p text:style-name="P70">Analogizers <text:s text:c="9"/>Psychology <text:s text:c="27"/><text:span text:style-name="T68">Kernel Machines</text:span></text:p>
      <text:p text:style-name="P6"/>
      <text:p text:style-name="P6"/>
      <text:p text:style-name="Standard"/>
      <text:p text:style-name="P42"> <text:span text:style-name="T70">Goedel incompleteness theorem </text:span></text:p>
      <text:p text:style-name="P43"/>
      <text:p text:style-name="P43"/>
      <text:p text:style-name="P71"><text:span text:style-name="T9">P</text:span><text:span text:style-name="T8">edro Domingos:</text:span><text:span text:style-name="T11"> </text:span><text:span text:style-name="T10">The Master Algorithm only learns what can be learned; it can't prove statements that are unprovable by Goedel's theorem. </text:span></text:p>
      <text:p text:style-name="P71"><text:line-break/></text:p>
      <text:p text:style-name="P6"><text:span text:style-name="T8">PD:</text:span><text:span text:style-name="T11"> </text:span><text:span text:style-name="T10">The Master Algorithm only has to work in our world, not in all possible worlds, and the "no free lunch" theorem is about the latter. Also, the Master Algorithm doesn't just have data as input; it also inputs knowledge (e.g., logic formulas). </text:span></text:p>
      <text:p text:style-name="P43"/>
      <text:p text:style-name="P72"><text:span text:style-name="T10">Wee Kiat: Do you think it is possible for master algorithm to solve problems that are unsolvable currently? If so, will machine learning be more superior than our brain? <text:line-break/><text:line-break/></text:span><text:span text:style-name="T8">PD:</text:span><text:span text:style-name="T10"> Yes, definitely, like curing cancer. But it's not so much that machine learning will be superior to our brain, but that our brain extended with machine learning will be superior to our brain without it. </text:span></text:p>
      <text:p text:style-name="P44"/>
      <text:p text:style-name="P44"><text:line-break/></text:p>
      <text:p text:style-name="P6"/>
      <text:p text:style-name="P6"/>
      <text:p text:style-name="P6">sudo apt-get remove python-lz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7"><text:soft-page-break/>Power Systems and Devices</text:p>
      <text:p text:style-name="P77"/>
      <text:p text:style-name="P77">1. <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8"><text:soft-page-break/>How much of your brain does your job use? The more it does, the safer you are. In the early days of AI, the common view was that computers would replace blue-collar workers before white-collar ones, because white-collar work requires more brains. But that’s not quite how things turned out. Robots assemble cars, <text:span text:style-name="T67">but they haven’t replaced construction workers.</text:span> On the other hand, machine-learning algorithms have replaced credit analysts and direct marketers. As it turns out, evaluating credit applications is easier for machines than walking around a construction site without tripping, even though for humans it’s the other way around. <text:span text:style-name="T67">The common theme is that narrowly defined tasks are easily learned from data, but tasks that require a broad combination of skills and knowledge aren’t.</text:span> Most of your brain is devoted to vision and motion, which is a sign that walking around is much more complex than it seems; we just take it for granted because, having been honed to perfection by evolution, <text:span text:style-name="T67">it’s mostly done subconsciously</text:span>. The company Narrative Science has an AI system that can write pretty good summaries of baseball games, but not novels, because pace George F. Will there’s a lot more to life than to baseball games. Speech recognition is hard for computers because it’s hard to fill in the blanks—literally, the sounds speakers routinely elide when you have no idea what the person is talking about. Algorithms can predict stock fluctuations but have no clue how they relate to politics. <text:span text:style-name="T67">The more context a job requires, the less likely a computer will be able to do it soon.</text:span> Common sense is important not just because your mom taught you so, but because computers don’t have it. </text:p>
      <text:p text:style-name="P78"/>
      <text:p text:style-name="P78">The best way to not lose your job is to automate it yourself. Then you’ll have time for all the parts of it that you didn’t before and that a computer won’t be able to do any time soon. (If there aren’t any, stay ahead of the curve and get a new job now.) If a computer has learned to do your job, don’t try to compete with it; harness it. H&amp;R Block is still in business, but tax preparers’ jobs are much less dreary than they used to be, now that computers do most of the grunge work. (OK, perhaps</text:p>
      <text:p text:style-name="P79">this is not the best example, given that the tax code’s exponential growth is one of the few that can hold its own against computing power’s exponential growth.) T<text:span text:style-name="T67">hink of big data as an extension of your senses and learning algorithms as an extension of your brain.</text:span> The best chess players these days are so-called centaurs, half-man and half-program. The same is true in many other occupations, from stock analyst to baseball scout. It’s not man versus machine; <text:span text:style-name="T67">it’s man with machine versus man without.</text:span> Data and intuition are like horse and rider, and you don’t try to outrun a horse; you ride it.</text:p>
      <text:p text:style-name="P79"/>
      <text:p text:style-name="P79">As technology progresses, an ever more intimate mix of human and machine takes shape. You’re hungry; Yelp suggests some good restaurants. You pick one; GPS gives you directions. You drive; car electronics does the low-level control. We are all cyborgs already. <text:span text:style-name="T67">The real story of automation is not what it replaces but what it enables.</text:span> Some professions disappear, but many more are born. Most of all, automation makes all sorts of things possible that would be way too expensive if done by humans. ATMs replaced some bank tellers, but mainly they let us withdraw money any time, anywhere. If pixels had to be colored one at a time by human animators, there would be no Toy Story and no video games.</text:p>
      <text:p text:style-name="P79"/>
      <text:p text:style-name="P79">Still, we can ask whether we’ll eventually run out of jobs for humans. I think not. Even if the day comes—and it won’t be soon—when computers and robots can do everything better, there will still be jobs for at least some of us. A robot may be able to do a perfect impersonation of a bartender, down to the small talk, but patrons may still prefer a <text:s/>bartender they know is human, just because he is. Restaurants with human waiters will have extra cachet, just as handmade goods already do.</text:p>
      <text:p text:style-name="P79">People still go to the theater, ride horses, and sail, even though we have movies, cars, and motorboats. <text:span text:style-name="T67">More importantly, some professionals will be truly irreplaceable because their jobs require the one thing that computers and robots by definition cannot have: the human experience.</text:span></text:p>
      <text:p text:style-name="P79">By that I don’t mean touchy-feely jobs, because touchy-feely is not hard to fake; witness the success of robo-pets. I mean the humanities, whose domain is precisely everything you can’t understand without the experience of being human. We worry that the humanities are in a death</text:p>
      <text:p text:style-name="P79"><text:soft-page-break/>spiral, but they’ll rise from the ashes once other professions have been automated. The more everything is done cheaply by machines, the more valuable the humanist’s contribution will be.</text:p>
      <text:p text:style-name="P79">Conversely, the long-term prospects of scientists are not the brightest, sadly. In the future, the only scientists may well be computer scientists, meaning computers doing science. <text:span text:style-name="T67">The people formerly known as scientists (like me) will devote their lives to understanding the scientific advances made by computers. They won’t be noticeably less happy than before; after all, science was always a hobby to them. </text:span>And one very important job for the technically minded will remain: keeping an eye on the computers. In fact, this will require more than engineers; ultimately, it may be the full-time occupation of all mankind to figure out what we want from the machines and make sure we’re getting it—more on this later in this chapter. In the meantime, as the boundary between automatable and nonautomatable jobs advances across the economic landscape, what we’ll likely see is unemployment creeping up, downward pressure on the wages of more and more professions, and increasing rewards for the fewer and fewer that can’t yet be automated. This is what’s already happening, of course, but it has much further to run. The transition will be tumultuous, but thanks to democracy, it will have a happy ending. (Hold on to your vote—it may be the most valuable thing you have.) When the unemployment rate rises above 50 percent, or even before, attitudes about redistribution will radically change. The newly unemployed majority will vote for generous lifetime unemployment benefits and the sky-high taxes needed to fund them. These won’t break the bank because machines will do the necessary production. Eventually, we’ll start talking about the employment rate instead of the unemployment one and reducing it will be seen as a sign of progress.</text:p>
      <text:p text:style-name="P6"/>
      <text:p text:style-name="P79">(“The US is falling behind. Our employment rate is still 23 percent.”) Unemployment benefits will be replaced by a basic income for everyone. Those of us who aren’t satisfied with it will be able to earn more, stupendously more, in the few remaining human occupations. Liberals and conservatives will still fight about the tax rate, but the goalposts will have permanently moved. With the total value of labor greatly reduced, the wealthiest nations will be those with the highest ratio ofnatural resources to population. (Move to Canada now.) For those of us not working, life will not be meaningless, any more than life on a tropical island where nature’s bounty meets all needs is meaningless. A gift economy will develop, of which the open-source software movement is a preview. People will seek meaning in human relationships, self-actualization, and spirituality, much as they do now. The need to earn a living will be a distant memory, another piece of humanity’s bar-</text:p>
      <text:p text:style-name="P79">baric past that we rose abov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Monaco" svg:font-family="Monaco, Menlo, Consolas, 'Courier New', monospace"/>
    <style:font-face style:name="Open Sans" svg:font-family="'Open Sans', arial, verdana"/>
    <style:font-face style:name="SFMono-Regular" svg:font-family="SFMono-Regular, Consolas, 'Liberation Mono', Menlo, monospace"/>
    <style:font-face style:name="Source Code Pro" svg:font-family="'Source Code Pro', monospace"/>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S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5:41:17.060685433</meta:creation-date>
    <dc:date>2020-01-30T11:10:51.667313467</dc:date>
    <meta:editing-duration>P25DT17H56M7S</meta:editing-duration>
    <meta:editing-cycles>357</meta:editing-cycles>
    <meta:generator>LibreOffice/6.1.6.3$Linux_X86_64 LibreOffice_project/10$Build-3</meta:generator>
    <meta:document-statistic meta:table-count="0" meta:image-count="0" meta:object-count="0" meta:page-count="11" meta:paragraph-count="183" meta:word-count="2210" meta:character-count="15315" meta:non-whitespace-character-count="12407"/>
  </office:meta>
</office:document-meta>
</file>